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rl-01: <text:a xlink:type="simple" xlink:href="http://whattodomalta.com/site/index?lang=en">http://whattodomalta.com/site/index?lang=en</text:a></text:p>
      <text:p text:style-name="Standard"/>
      <text:p text:style-name="Standard">Url-01-01: <text:a xlink:type="simple" xlink:href="http://whattodomalta.com/post/18?lang=en">http://whattodomalta.com/post/18?lang=en</text:a> </text:p>
      <text:p text:style-name="Standard"/>
      <text:p text:style-name="Standard">Url-01-02: <text:a xlink:type="simple" xlink:href="http://whattodomalta.com/post/16?lang=en">http://whattodomalta.com/post/16?lang=en</text:a> </text:p>
      <text:p text:style-name="Standard"/>
      <text:p text:style-name="Standard">Url-01-03: <text:a xlink:type="simple" xlink:href="http://whattodomalta.com/post/15?lang=en">http://whattodomalta.com/post/15?lang=en</text:a> </text:p>
      <text:p text:style-name="Standard"/>
      <text:p text:style-name="Standard">Url-01-04: <text:a xlink:type="simple" xlink:href="http://whattodomalta.com/post/14?lang=en">http://whattodomalta.com/post/14?lang=en</text:a> </text:p>
      <text:p text:style-name="Standard"/>
      <text:p text:style-name="Standard">Url-01-05: <text:a xlink:type="simple" xlink:href="http://whattodomalta.com/post/13?lang=en">http://whattodomalta.com/post/13?lang=en</text:a> </text:p>
      <text:p text:style-name="Standard"/>
      <text:p text:style-name="Standard">Url-01-06: <text:a xlink:type="simple" xlink:href="http://whattodomalta.com/post/12?lang=en">http://whattodomalta.com/post/12?lang=en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 Ardo</meta:initial-creator>
    <meta:creation-date>2013-07-03T18:29:04</meta:creation-date>
    <meta:document-statistic meta:table-count="0" meta:image-count="0" meta:object-count="0" meta:page-count="1" meta:paragraph-count="7" meta:word-count="14" meta:character-count="363"/>
    <dc:date>2013-07-03T18:34:34</dc:date>
    <dc:creator>Edu Ardo</dc:creator>
    <meta:editing-duration>PT5M31S</meta:editing-duration>
    <meta:editing-cycles>1</meta:editing-cycles>
    <meta:generator>OpenOffice.org/3.4.1$Unix OpenOffice.org_project/341m1$Build-9593</meta:generator>
  </office:meta>
</office:document-meta>
</file>